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atch_id</text:p>
          </table:table-cell>
          <table:table-cell office:value-type="string" calcext:value-type="string">
            <text:p>Team_1</text:p>
          </table:table-cell>
          <table:table-cell office:value-type="string" calcext:value-type="string">
            <text:p>Team_2</text:p>
          </table:table-cell>
          <table:table-cell office:value-type="string" calcext:value-type="string">
            <text:p>Venue</text:p>
          </table:table-cell>
          <table:table-cell table:style-name="Default" office:value-type="string" calcext:value-type="string">
            <text:p>start_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MA Chidambaram</text:p>
          </table:table-cell>
          <table:table-cell office:value-type="date" office:date-value="2024-03-22T19:30:00" calcext:value-type="date">
            <text:p>2024-03-22 19:30: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BKS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PCA Std</text:p>
          </table:table-cell>
          <table:table-cell office:value-type="date" office:date-value="2024-03-23T15:30:00" calcext:value-type="date">
            <text:p>2024-03-23 15:30: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Eden Garden</text:p>
          </table:table-cell>
          <table:table-cell office:value-type="date" office:date-value="2024-03-23T19:30:00" calcext:value-type="date">
            <text:p>2024-03-23 19:30: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LSG</text:p>
          </table:table-cell>
          <table:table-cell office:value-type="string" calcext:value-type="string">
            <text:p>Sawai Mansing Std</text:p>
          </table:table-cell>
          <table:table-cell office:value-type="date" office:date-value="2024-03-24T15:30:00" calcext:value-type="date">
            <text:p>2024-03-24 15:30: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arendra Modi Std</text:p>
          </table:table-cell>
          <table:table-cell office:value-type="date" office:date-value="2024-03-24T19:30:00" calcext:value-type="date">
            <text:p>2024-03-24 19:30: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PBKS</text:p>
          </table:table-cell>
          <table:table-cell office:value-type="string" calcext:value-type="string">
            <text:p>M Chinnaswamy</text:p>
          </table:table-cell>
          <table:table-cell office:value-type="date" office:date-value="2024-03-25T19:30:00" calcext:value-type="date">
            <text:p>2024-03-25 19:30: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A Chidambaram</text:p>
          </table:table-cell>
          <table:table-cell office:value-type="date" office:date-value="2024-03-26T19:30:00" calcext:value-type="date">
            <text:p>2024-03-26 19:30: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ajiv Gandhi International Std</text:p>
          </table:table-cell>
          <table:table-cell office:value-type="date" office:date-value="2024-03-27T19:30:00" calcext:value-type="date">
            <text:p>2024-03-27 19:3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Sawai Mansing Std</text:p>
          </table:table-cell>
          <table:table-cell office:value-type="date" office:date-value="2024-03-28T19:30:00" calcext:value-type="date">
            <text:p>2024-03-28 19:30: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M Chinnaswamy</text:p>
          </table:table-cell>
          <table:table-cell office:value-type="date" office:date-value="2024-03-29T19:30:00" calcext:value-type="date">
            <text:p>2024-03-29 19:30: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SG</text:p>
          </table:table-cell>
          <table:table-cell office:value-type="string" calcext:value-type="string">
            <text:p>PBKS</text:p>
          </table:table-cell>
          <table:table-cell office:value-type="string" calcext:value-type="string">
            <text:p>Ekana Std</text:p>
          </table:table-cell>
          <table:table-cell office:value-type="date" office:date-value="2024-03-30T19:30:00" calcext:value-type="date">
            <text:p>2024-03-30 19:30: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Narendra Modi Std</text:p>
          </table:table-cell>
          <table:table-cell office:value-type="date" office:date-value="2024-03-31T15:30:00" calcext:value-type="date">
            <text:p>2024-03-31 15:30: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>Arun Jaitely Std</text:p>
          </table:table-cell>
          <table:table-cell office:value-type="date" office:date-value="2024-03-31T19:30:00" calcext:value-type="date">
            <text:p>2024-03-31 19:30: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Wankhede Std</text:p>
          </table:table-cell>
          <table:table-cell office:value-type="date" office:date-value="2024-04-01T19:30:00" calcext:value-type="date">
            <text:p>2024-04-01 19:30: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LSG</text:p>
          </table:table-cell>
          <table:table-cell office:value-type="string" calcext:value-type="string">
            <text:p>M Chinnaswamy</text:p>
          </table:table-cell>
          <table:table-cell office:value-type="date" office:date-value="2024-04-02T19:30:00" calcext:value-type="date">
            <text:p>2024-04-02 19:30: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KKR</text:p>
          </table:table-cell>
          <table:table-cell office:value-type="string" calcext:value-type="string">
            <text:p>Arun Jaitely Std</text:p>
          </table:table-cell>
          <table:table-cell office:value-type="date" office:date-value="2024-04-03T19:30:00" calcext:value-type="date">
            <text:p>2024-04-03 19:30: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BKS</text:p>
          </table:table-cell>
          <table:table-cell office:value-type="string" calcext:value-type="string">
            <text:p>Narendra Modi Std</text:p>
          </table:table-cell>
          <table:table-cell office:value-type="date" office:date-value="2024-04-04T19:30:00" calcext:value-type="date">
            <text:p>2024-04-04 19:30: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CSK</text:p>
          </table:table-cell>
          <table:table-cell office:value-type="string" calcext:value-type="string">
            <text:p>Rajiv Gandhi International Std</text:p>
          </table:table-cell>
          <table:table-cell office:value-type="date" office:date-value="2024-04-05T19:30:00" calcext:value-type="date">
            <text:p>2024-04-05 19:30: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CB</text:p>
          </table:table-cell>
          <table:table-cell office:value-type="string" calcext:value-type="string">
            <text:p>Sawai Mansing Std</text:p>
          </table:table-cell>
          <table:table-cell office:value-type="date" office:date-value="2024-04-06T19:30:00" calcext:value-type="date">
            <text:p>2024-04-06 19:30: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Wankhede Std</text:p>
          </table:table-cell>
          <table:table-cell office:value-type="date" office:date-value="2024-04-07T15:30:00" calcext:value-type="date">
            <text:p>2024-04-07 15:30: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S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Ekana Std</text:p>
          </table:table-cell>
          <table:table-cell office:value-type="date" office:date-value="2024-04-07T19:30:00" calcext:value-type="date">
            <text:p>2024-04-07 19:3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1:53:25.152328427</meta:creation-date>
    <dc:date>2024-03-18T20:55:39.031938458</dc:date>
    <meta:editing-duration>P1DT23H2M14S</meta:editing-duration>
    <meta:editing-cycles>2</meta:editing-cycles>
    <meta:generator>LibreOffice/7.3.7.2$Linux_X86_64 LibreOffice_project/30$Build-2</meta:generator>
    <meta:document-statistic meta:table-count="1" meta:cell-count="110" meta:object-count="0"/>
  </office:meta>
</office:document-meta>
</file>